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officeooo:paragraph-rsid="00156b84"/>
    </style:style>
    <style:style style:name="P2" style:family="paragraph" style:parent-style-name="Heading">
      <style:text-properties officeooo:paragraph-rsid="0015fb2b"/>
    </style:style>
    <style:style style:name="P3" style:family="paragraph" style:parent-style-name="Standard">
      <style:text-properties officeooo:rsid="00156b84" officeooo:paragraph-rsid="00156b84"/>
    </style:style>
    <style:style style:name="P4" style:family="paragraph" style:parent-style-name="Standard">
      <style:text-properties officeooo:rsid="00156b84" officeooo:paragraph-rsid="0015fb2b"/>
    </style:style>
    <style:style style:name="P5" style:family="paragraph" style:parent-style-name="Standard">
      <style:text-properties officeooo:paragraph-rsid="00156b84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56b84" officeooo:paragraph-rsid="00156b84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56b84" officeooo:paragraph-rsid="0015fb2b"/>
    </style:style>
    <style:style style:name="P8" style:family="paragraph" style:parent-style-name="Heading">
      <style:text-properties officeooo:paragraph-rsid="00164588"/>
    </style:style>
    <style:style style:name="P9" style:family="paragraph" style:parent-style-name="Heading_20_2" style:master-page-name="Standard">
      <style:paragraph-properties fo:margin-top="0.353cm" fo:margin-bottom="0.212cm" loext:contextual-spacing="false" style:page-number="auto"/>
    </style:style>
    <style:style style:name="P10" style:family="paragraph" style:parent-style-name="Heading_20_3">
      <style:text-properties officeooo:paragraph-rsid="00156b84"/>
    </style:style>
    <style:style style:name="P11" style:family="paragraph" style:parent-style-name="Heading_20_3">
      <style:text-properties officeooo:paragraph-rsid="0015fb2b"/>
    </style:style>
    <style:style style:name="P12" style:family="paragraph" style:parent-style-name="Heading_20_3">
      <style:text-properties officeooo:paragraph-rsid="00164588"/>
    </style:style>
    <style:style style:name="P13" style:family="paragraph" style:parent-style-name="Standard">
      <style:text-properties officeooo:rsid="00156b84" officeooo:paragraph-rsid="0015fb2b"/>
    </style:style>
    <style:style style:name="P14" style:family="paragraph" style:parent-style-name="Standard">
      <style:text-properties officeooo:rsid="00156b84" officeooo:paragraph-rsid="00164588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156b84" officeooo:paragraph-rsid="00164588"/>
    </style:style>
    <style:style style:name="T1" style:family="text">
      <style:text-properties officeooo:rsid="00156b84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officeooo:rsid="00156b84"/>
    </style:style>
    <style:style style:name="T4" style:family="text">
      <style:text-properties fo:font-style="italic" fo:font-weight="bold" officeooo:rsid="00164588"/>
    </style:style>
    <style:style style:name="T5" style:family="text">
      <style:text-properties officeooo:rsid="0015fb2b"/>
    </style:style>
    <style:style style:name="T6" style:family="text">
      <style:text-properties officeooo:rsid="001645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Модуль <text:span text:style-name="T2">korniTest</text:span></text:h>
      <text:h text:style-name="Heading_20_3" text:outline-level="3">Метод <text:span text:style-name="T2">usuall_diskr_zero</text:span></text:h>
      <text:p text:style-name="Heading">Тест №<text:span text:style-name="T1">1</text:span></text:p>
      <text:p text:style-name="P6">Цель: проверка работоспособности функции вычисления корней на стандартных значениях</text:p>
      <text:p text:style-name="P3">Тип: Позитивный</text:p>
      <text:p text:style-name="P3">Входные данные: 1, 2, 1</text:p>
      <text:p text:style-name="P3">Ожидаемый результат: <text:span text:style-name="T6">Чтобы не повторяться, порядок вывода чисел =&gt; korni.x1, korni.x2, korni.count | empty означает отсутствие = не инициализацию переменной ввиду логики ответа, те если корень один, то x2 - нет =&gt; 1, empty, 1</text:span></text:p>
      <text:p text:style-name="P3"/>
      <text:h text:style-name="P10" text:outline-level="3"><text:span text:style-name="T1">Метод </text:span><text:span text:style-name="T3">nokoren</text:span></text:h>
      <text:p text:style-name="P1">Тест №<text:span text:style-name="T1">2</text:span></text:p>
      <text:p text:style-name="P6">Цель: проверка на отрицательный дискриминант = особый вывод</text:p>
      <text:p text:style-name="P3">Тип: Позитивный</text:p>
      <text:p text:style-name="P3">Входные данные: 1, 2, 100</text:p>
      <text:p text:style-name="P3">Ожидаемый результат: <text:span text:style-name="T6">empty, empty, 0</text:span></text:p>
      <text:p text:style-name="P3"/>
      <text:h text:style-name="P10" text:outline-level="3"><text:span text:style-name="T1">Метод </text:span><text:span text:style-name="T3">twokoren</text:span></text:h>
      <text:p text:style-name="P1">Тест №<text:span text:style-name="T1">3</text:span></text:p>
      <text:p text:style-name="P6">Цель: проверка нескольких корней</text:p>
      <text:p text:style-name="P3">Тип: Позитивный</text:p>
      <text:p text:style-name="P3">Входные данные: 1, -1, 0</text:p>
      <text:p text:style-name="P3">Ожидаемый результат: 0, 1, <text:span text:style-name="T6">2</text:span></text:p>
      <text:p text:style-name="P5"/>
      <text:p text:style-name="Standard"/>
      <text:h text:style-name="Heading_20_2" text:outline-level="2">Модуль <text:span text:style-name="T2">korniTestNegative</text:span></text:h>
      <text:h text:style-name="Heading_20_3" text:outline-level="3">Метод <text:span text:style-name="T6">A_</text:span><text:span text:style-name="T2">empty</text:span></text:h>
      <text:p text:style-name="P2">Тест №<text:span text:style-name="T1">1</text:span></text:p>
      <text:p text:style-name="P7">Цель: проверка <text:span text:style-name="T5">способности функции вывести правильный ответ при нестандартных условиях</text:span></text:p>
      <text:p text:style-name="P4">Тип: <text:span text:style-name="T5">Негативный</text:span></text:p>
      <text:p text:style-name="P4">Входные данные: <text:span text:style-name="T5">0</text:span>, <text:span text:style-name="T5">1</text:span>, 1</text:p>
      <text:p text:style-name="P4">Ожидаемый результат: -1, <text:span text:style-name="T6">empty, 1</text:span></text:p>
      <text:h text:style-name="P11" text:outline-level="3"><text:soft-page-break/>Метод <text:span text:style-name="T6">B_</text:span><text:span text:style-name="T2">empty</text:span></text:h>
      <text:p text:style-name="P2">Тест №<text:span text:style-name="T5">2</text:span></text:p>
      <text:p text:style-name="P7">Цель: проверка <text:span text:style-name="T5">способности функции вывести правильный ответ при нестандартных условиях</text:span></text:p>
      <text:p text:style-name="P4">Тип: <text:span text:style-name="T5">Негативный</text:span></text:p>
      <text:p text:style-name="P4">Входные данные: <text:span text:style-name="T5">5</text:span>, <text:span text:style-name="T5">0</text:span>, -<text:span text:style-name="T5">5</text:span></text:p>
      <text:p text:style-name="P4">Ожидаемый результат: -1, <text:span text:style-name="T5">1, </text:span><text:span text:style-name="T6">2</text:span></text:p>
      <text:p text:style-name="P4"/>
      <text:h text:style-name="P11" text:outline-level="3">Метод <text:span text:style-name="T6">A_</text:span><text:span text:style-name="T2">and_</text:span><text:span text:style-name="T4">B_</text:span><text:span text:style-name="T2">empty</text:span></text:h>
      <text:p text:style-name="P2">Тест №<text:span text:style-name="T5">3</text:span></text:p>
      <text:p text:style-name="P7">Цель: проверка <text:span text:style-name="T5">способности функции вывести правильный ответ при нестандартных условиях</text:span></text:p>
      <text:p text:style-name="P4">Тип: <text:span text:style-name="T5">Негативный</text:span></text:p>
      <text:p text:style-name="P4">Входные данные: <text:span text:style-name="T5">0</text:span>, <text:span text:style-name="T5">0</text:span>, <text:span text:style-name="T5">1</text:span></text:p>
      <text:p text:style-name="P4">Ожидаемый результат: <text:span text:style-name="T6">empty, empty, 0</text:span></text:p>
      <text:p text:style-name="P4"/>
      <text:h text:style-name="P12" text:outline-level="3">Метод <text:span text:style-name="T6">all</text:span><text:span text:style-name="T2">empty</text:span></text:h>
      <text:p text:style-name="P8">Тест №<text:span text:style-name="T6">4</text:span></text:p>
      <text:p text:style-name="P15">Цель: проверка <text:span text:style-name="T5">способности функции вывести правильный ответ при нестандартных условиях</text:span></text:p>
      <text:p text:style-name="P14">Тип: <text:span text:style-name="T5">Негативный</text:span></text:p>
      <text:p text:style-name="P14">Входные данные: <text:span text:style-name="T5">0</text:span>, <text:span text:style-name="T5">0</text:span>, <text:span text:style-name="T6">0</text:span></text:p>
      <text:p text:style-name="P14">Ожидаемый результат: <text:span text:style-name="T6">empty, empty, FP_INFINIT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24T09:04:53.511097200</meta:creation-date>
    <dc:date>2021-03-22T19:08:57.811088087</dc:date>
    <meta:editing-cycles>4</meta:editing-cycles>
    <meta:editing-duration>PT23M15S</meta:editing-duration>
    <meta:generator>LibreOffice/6.4.6.2$Linux_X86_64 LibreOffice_project/40$Build-2</meta:generator>
    <meta:document-statistic meta:table-count="0" meta:image-count="0" meta:object-count="0" meta:page-count="2" meta:paragraph-count="44" meta:word-count="207" meta:character-count="1419" meta:non-whitespace-character-count="1256"/>
  </office:meta>
</office:document-meta>
</file>